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c845" officeooo:paragraph-rsid="000cc845" style:font-weight-asian="bold" style:font-weight-complex="bold"/>
    </style:style>
    <style:style style:name="P2" style:family="paragraph" style:parent-style-name="Standard">
      <style:text-properties fo:font-weight="bold" officeooo:rsid="000cec3c" officeooo:paragraph-rsid="000cec3c" style:font-weight-asian="bold" style:font-weight-complex="bold"/>
    </style:style>
    <style:style style:name="P3" style:family="paragraph" style:parent-style-name="Standard">
      <style:text-properties fo:font-weight="normal" officeooo:rsid="000cec3c" officeooo:paragraph-rsid="000cec3c" style:font-weight-asian="normal" style:font-weight-complex="normal"/>
    </style:style>
    <style:style style:name="P4" style:family="paragraph" style:parent-style-name="Standard">
      <style:text-properties fo:font-weight="normal" officeooo:rsid="000cec3c" officeooo:paragraph-rsid="000e8045" style:font-weight-asian="normal" style:font-weight-complex="normal"/>
    </style:style>
    <style:style style:name="P5" style:family="paragraph" style:parent-style-name="Standard">
      <style:text-properties officeooo:rsid="000e8045" officeooo:paragraph-rsid="000e8045"/>
    </style:style>
    <style:style style:name="T1" style:family="text">
      <style:text-properties officeooo:rsid="000cc845"/>
    </style:style>
    <style:style style:name="T2" style:family="text">
      <style:text-properties officeooo:rsid="000e8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LINE MILESTONE 1</text:p>
      <text:p text:style-name="Standard">Tanggal<text:tab/><text:span text:style-name="T1"><text:tab/></text:span>Target</text:p>
      <text:p text:style-name="Standard">1–2 Mei<text:tab/><text:span text:style-name="T1"><text:tab/></text:span>Setup repo, pembagian, draft header .h,</text:p>
      <text:p text:style-name="Standard">3–5 Mei<text:tab/><text:span text:style-name="T1"><text:tab/></text:span>F01–F04 jadi</text:p>
      <text:p text:style-name="P5">Tanggal 5<text:tab/><text:tab/>saling cek fungsi</text:p>
      <text:p text:style-name="Standard">6–9 Mei<text:tab/><text:span text:style-name="T1"><text:tab/></text:span>F05–F07 + testing awal<text:span text:style-name="T1">, draft laporan, a</text:span></text:p>
      <text:p text:style-name="Standard">10 Mei<text:span text:style-name="T1"><text:tab/><text:tab/></text:span><text:tab/>Integrasi, testing bareng, perapihan, <text:span text:style-name="T1">finalisasi laporan milestone 1</text:span></text:p>
      <text:p text:style-name="Standard">11 Mei<text:tab/>S<text:span text:style-name="T1"><text:tab/><text:tab/>S</text:span>ubmit Milestone 1</text:p>
      <text:p text:style-name="Standard"/>
      <text:p text:style-name="P1">PEMBAGIAN TUGAS:</text:p>
      <text:p text:style-name="P3">Laporan</text:p>
      <text:p text:style-name="P3">Auth (login, logout<text:span text:style-name="T2"> (emir), register</text:span> forgot password<text:span text:style-name="T2"> (fariz</text:span>)</text:p>
      <text:p text:style-name="P3">User default (struktur data, akun default)<text:span text:style-name="T2"> (chia)</text:span></text:p>
      <text:p text:style-name="P3">View user (sort, binary search)<text:span text:style-name="T2"> (qaddy)</text:span></text:p>
      <text:p text:style-name="P3">Denah<text:span text:style-name="T2"> (riko)</text:span></text:p>
      <text:p text:style-name="P3">utils (case sensitive, run length encoder, etc)<text:span text:style-name="T2"> (rafi)</text:span></text:p>
      <text:p text:style-name="P3"/>
      <text:p text:style-name="P2">ASISTENSI</text:p>
      <text:p text:style-name="P4"><text:span text:style-name="T1">sistensi{</text:span><text:span text:style-name="T2">Rabu/selasa</text:span><text:span text:style-name="T1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0:00:59.782856549</meta:creation-date>
    <dc:date>2025-05-01T10:35:40.993251038</dc:date>
    <meta:editing-duration>PT5S</meta:editing-duration>
    <meta:editing-cycles>1</meta:editing-cycles>
    <meta:document-statistic meta:table-count="0" meta:image-count="0" meta:object-count="0" meta:page-count="1" meta:paragraph-count="17" meta:word-count="88" meta:character-count="553" meta:non-whitespace-character-count="479"/>
    <meta:generator>LibreOffice/24.2.7.2$Linux_X86_64 LibreOffice_project/420$Build-2</meta:generator>
  </office:meta>
</office:document-meta>
</file>